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>
            <text:p>CH2 is a combination of CH and CH2 group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C</text:p>
          </table:table-cell>
          <table:table-cell office:value-type="string">
            <text:p>CG</text:p>
          </table:table-cell>
          <table:table-cell office:value-type="string">
            <text:p>CH2</text:p>
          </table:table-cell>
          <table:table-cell office:value-type="string">
            <text:p>CH3</text:p>
          </table:table-cell>
          <table:table-cell office:value-type="string">
            <text:p>water</text:p>
          </table:table-cell>
        </table:table-row>
        <table:table-row table:style-name="ro2">
          <table:table-cell office:value-type="string">
            <text:p>nAtom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92">
            <text:p>9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nAt/group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2.875">
            <text:p>2.87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NumEl/gr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7.875">
            <text:p>7.87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Volume/gr</text:p>
          </table:table-cell>
          <table:table-cell table:number-columns-repeated="5"/>
        </table:table-row>
        <table:table-row table:style-name="ro2">
          <table:table-cell office:value-type="string">
            <text:p>filename.sim</text:p>
          </table:table-cell>
          <table:table-cell office:value-type="string">
            <text:p>PC</text:p>
          </table:table-cell>
          <table:table-cell office:value-type="string">
            <text:p>CG</text:p>
          </table:table-cell>
          <table:table-cell office:value-type="string">
            <text:p>CH2</text:p>
          </table:table-cell>
          <table:table-cell office:value-type="string">
            <text:p>CH3</text:p>
          </table:table-cell>
          <table:table-cell office:value-type="string">
            <text:p>water</text:p>
          </table:table-cell>
        </table:table-row>
        <table:table-row table:style-name="ro2">
          <table:table-cell office:value-type="string">
            <text:p>dopc-68</text:p>
          </table:table-cell>
          <table:table-cell office:value-type="float" office:value="164.77">
            <text:p>164.77</text:p>
          </table:table-cell>
          <table:table-cell office:value-type="float" office:value="144.3">
            <text:p>144.3</text:p>
          </table:table-cell>
          <table:table-cell office:value-type="float" office:value="26.945">
            <text:p>26.945</text:p>
          </table:table-cell>
          <table:table-cell office:value-type="float" office:value="48.899">
            <text:p>48.899</text:p>
          </table:table-cell>
          <table:table-cell office:value-type="float" office:value="30.613">
            <text:p>30.613</text:p>
          </table:table-cell>
        </table:table-row>
        <table:table-row table:style-name="ro2">
          <table:table-cell office:value-type="string">
            <text:p>dopc-70</text:p>
          </table:table-cell>
          <table:table-cell office:value-type="float" office:value="163.91">
            <text:p>163.91</text:p>
          </table:table-cell>
          <table:table-cell office:value-type="float" office:value="144.77">
            <text:p>144.77</text:p>
          </table:table-cell>
          <table:table-cell office:value-type="float" office:value="26.976">
            <text:p>26.976</text:p>
          </table:table-cell>
          <table:table-cell office:value-type="float" office:value="49.169">
            <text:p>49.169</text:p>
          </table:table-cell>
          <table:table-cell office:value-type="float" office:value="30.643">
            <text:p>30.643</text:p>
          </table:table-cell>
        </table:table-row>
        <table:table-row table:style-name="ro2">
          <table:table-cell office:value-type="string">
            <text:p>dopc-72</text:p>
          </table:table-cell>
          <table:table-cell office:value-type="float" office:value="163.89">
            <text:p>163.89</text:p>
          </table:table-cell>
          <table:table-cell office:value-type="float" office:value="146.12">
            <text:p>146.12</text:p>
          </table:table-cell>
          <table:table-cell office:value-type="float" office:value="27.019">
            <text:p>27.019</text:p>
          </table:table-cell>
          <table:table-cell office:value-type="float" office:value="48.838">
            <text:p>48.838</text:p>
          </table:table-cell>
          <table:table-cell office:value-type="float" office:value="30.641">
            <text:p>30.641</text:p>
          </table:table-cell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yo </meta:initial-creator>
    <meta:creation-date>2014-02-10T15:01:26</meta:creation-date>
    <dc:date>2014-02-11T12:48:10</dc:date>
    <dc:creator>kiyo </dc:creator>
    <meta:editing-duration>PT37M33S</meta:editing-duration>
    <meta:editing-cycles>5</meta:editing-cycles>
    <meta:generator>LibreOffice/3.5$Linux_x86 LibreOffice_project/350m1$Build-2</meta:generator>
    <meta:document-statistic meta:table-count="3" meta:cell-count="49" meta:object-count="0"/>
  </office:meta>
</office:document-meta>
</file>